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paragraph-rsid="00244bce"/>
    </style:style>
    <style:style style:name="P4" style:family="paragraph" style:parent-style-name="Text_20_body">
      <style:text-properties officeooo:rsid="0028db8a" officeooo:paragraph-rsid="0028db8a"/>
    </style:style>
    <style:style style:name="P5" style:family="paragraph" style:parent-style-name="Text_20_body">
      <style:text-properties officeooo:rsid="002a0c61" officeooo:paragraph-rsid="002a0c61"/>
    </style:style>
    <style:style style:name="P6" style:family="paragraph" style:parent-style-name="Text_20_body">
      <style:text-properties officeooo:rsid="002d24df" officeooo:paragraph-rsid="002d24df"/>
    </style:style>
    <style:style style:name="P7" style:family="paragraph" style:parent-style-name="Text_20_body">
      <style:text-properties officeooo:rsid="002e78a9" officeooo:paragraph-rsid="002e78a9"/>
    </style:style>
    <style:style style:name="P8" style:family="paragraph" style:parent-style-name="Text_20_body">
      <style:text-properties officeooo:rsid="0032ba03" officeooo:paragraph-rsid="0032ba03"/>
    </style:style>
    <style:style style:name="P9" style:family="paragraph" style:parent-style-name="Text_20_body">
      <style:text-properties officeooo:rsid="003847a8" officeooo:paragraph-rsid="003847a8"/>
    </style:style>
    <style:style style:name="P10" style:family="paragraph" style:parent-style-name="Text_20_body">
      <style:text-properties officeooo:rsid="0038dbd8" officeooo:paragraph-rsid="0038dbd8"/>
    </style:style>
    <style:style style:name="P1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Heading_20_1" style:list-style-name=""/>
    <style:style style:name="P14" style:family="paragraph" style:parent-style-name="Heading_20_1">
      <style:text-properties officeooo:rsid="00275d40"/>
    </style:style>
    <style:style style:name="P15" style:family="paragraph" style:parent-style-name="Heading_20_1">
      <style:text-properties officeooo:rsid="00275d40" officeooo:paragraph-rsid="0039509b"/>
    </style:style>
    <style:style style:name="P16" style:family="paragraph" style:parent-style-name="Heading_20_1">
      <style:paragraph-properties fo:break-before="page"/>
      <style:text-properties officeooo:rsid="002255a7" officeooo:paragraph-rsid="002255a7"/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officeooo:rsid="0039509b" officeooo:paragraph-rsid="0039509b"/>
    </style:style>
    <style:style style:name="P19" style:family="paragraph" style:parent-style-name="Contents_20_Heading" style:master-page-name="Standard">
      <style:paragraph-properties style:page-number="1" fo:break-before="page"/>
    </style:style>
    <style:style style:name="P20" style:family="paragraph" style:parent-style-name="Title" style:master-page-name="First_20_Page">
      <style:paragraph-properties style:page-number="auto"/>
    </style:style>
    <style:style style:name="P21" style:family="paragraph" style:parent-style-name="Text_20_body" style:list-style-name="L1">
      <style:text-properties officeooo:rsid="002a0c61" officeooo:paragraph-rsid="002a0c61"/>
    </style:style>
    <style:style style:name="P22" style:family="paragraph" style:parent-style-name="Text_20_body">
      <style:text-properties officeooo:rsid="003c065f" officeooo:paragraph-rsid="003c065f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ae9a1"/>
    </style:style>
    <style:style style:name="T4" style:family="text">
      <style:text-properties officeooo:rsid="002d24df"/>
    </style:style>
    <style:style style:name="T5" style:family="text">
      <style:text-properties officeooo:rsid="002e78a9"/>
    </style:style>
    <style:style style:name="T6" style:family="text">
      <style:text-properties officeooo:rsid="0034b808"/>
    </style:style>
    <style:style style:name="T7" style:family="text">
      <style:text-properties officeooo:rsid="0038dbd8"/>
    </style:style>
    <style:style style:name="T8" style:family="text">
      <style:text-properties officeooo:rsid="0039509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Testing - Rypto</text:span><text:line-break/><text:date style:data-style-name="N10076" text:date-value="2017-04-11T13:15:20.973168988">April 11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Table of Contents</text:p>
          </text:index-title>
          <text:p text:style-name="P12"><text:a xlink:type="simple" xlink:href="#__RefHeading___Toc114_700232704" text:style-name="Index_20_Link" text:visited-style-name="Index_20_Link">Preface<text:tab/>2</text:a></text:p>
          <text:p text:style-name="P12"><text:a xlink:type="simple" xlink:href="#__RefHeading___Toc97_1780184291" text:style-name="Index_20_Link" text:visited-style-name="Index_20_Link">Testing arrangements<text:tab/>2</text:a></text:p>
          <text:p text:style-name="P12"><text:a xlink:type="simple" xlink:href="#__RefHeading___Toc99_1780184291" text:style-name="Index_20_Link" text:visited-style-name="Index_20_Link">Test cases<text:tab/>2</text:a></text:p>
          <text:p text:style-name="P17"><text:a xlink:type="simple" xlink:href="#__RefHeading___Toc198_1631650761" text:style-name="Index_20_Link" text:visited-style-name="Index_20_Link">Unit tests<text:tab/>2</text:a></text:p>
          <text:p text:style-name="P11"><text:a xlink:type="simple" xlink:href="#__RefHeading___Toc104_1592691439" text:style-name="Index_20_Link" text:visited-style-name="Index_20_Link">AES_makeword<text:tab/>2</text:a></text:p>
          <text:p text:style-name="P11"><text:a xlink:type="simple" xlink:href="#__RefHeading___Toc301_2091130347" text:style-name="Index_20_Link" text:visited-style-name="Index_20_Link">AES_RotWord, AES_SubWord<text:tab/>2</text:a></text:p>
          <text:p text:style-name="P11"><text:a xlink:type="simple" xlink:href="#__RefHeading___Toc221_1080944564" text:style-name="Index_20_Link" text:visited-style-name="Index_20_Link">AES_KeyExpansion<text:tab/>2</text:a></text:p>
          <text:p text:style-name="P11"><text:a xlink:type="simple" xlink:href="#__RefHeading___Toc739_1394101026" text:style-name="Index_20_Link" text:visited-style-name="Index_20_Link">AES_AddRoundKey, AES_SubBytes, AES_ShiftRows, AES_MixColumns<text:tab/>2</text:a></text:p>
          <text:p text:style-name="P11"><text:a xlink:type="simple" xlink:href="#__RefHeading___Toc158_546598042" text:style-name="Index_20_Link" text:visited-style-name="Index_20_Link">AES_Inv*<text:tab/>2</text:a></text:p>
          <text:p text:style-name="P11"><text:a xlink:type="simple" xlink:href="#__RefHeading___Toc160_546598042" text:style-name="Index_20_Link" text:visited-style-name="Index_20_Link">AES_encrypt, AES_decrypt<text:tab/>2</text:a></text:p>
          <text:p text:style-name="P17"><text:a xlink:type="simple" xlink:href="#__RefHeading___Toc200_1631650761" text:style-name="Index_20_Link" text:visited-style-name="Index_20_Link">Integration tests<text:tab/>3</text:a></text:p>
          <text:p text:style-name="P17"><text:a xlink:type="simple" xlink:href="#__RefHeading___Toc202_1631650761" text:style-name="Index_20_Link" text:visited-style-name="Index_20_Link">Performance tests<text:tab/>3</text:a></text:p>
          <text:p text:style-name="P12"><text:a xlink:type="simple" xlink:href="#__RefHeading___Toc272_751058595" text:style-name="Index_20_Link" text:visited-style-name="Index_20_Link">How to repeat tests<text:tab/>3</text:a></text:p>
          <text:p text:style-name="P17"><text:a xlink:type="simple" xlink:href="#__RefHeading___Toc162_546598042" text:style-name="Index_20_Link" text:visited-style-name="Index_20_Link">Unit tests<text:tab/>3</text:a></text:p>
          <text:p text:style-name="P17"><text:a xlink:type="simple" xlink:href="#__RefHeading___Toc204_1631650761" text:style-name="Index_20_Link" text:visited-style-name="Index_20_Link">Integration tests<text:tab/>3</text:a></text:p>
          <text:p text:style-name="P17"><text:a xlink:type="simple" xlink:href="#__RefHeading___Toc206_1631650761" text:style-name="Index_20_Link" text:visited-style-name="Index_20_Link">Performance tests<text:tab/>3</text:a></text:p>
          <text:p text:style-name="P12"><text:a xlink:type="simple" xlink:href="#__RefHeading___Toc103_1780184291" text:style-name="Index_20_Link" text:visited-style-name="Index_20_Link">Test results<text:tab/>3</text:a></text:p>
          <text:p text:style-name="P17"><text:a xlink:type="simple" xlink:href="#__RefHeading___Toc208_1631650761" text:style-name="Index_20_Link" text:visited-style-name="Index_20_Link">Unit tests<text:tab/>3</text:a></text:p>
          <text:p text:style-name="P17"><text:a xlink:type="simple" xlink:href="#__RefHeading___Toc210_1631650761" text:style-name="Index_20_Link" text:visited-style-name="Index_20_Link">Integration tests<text:tab/>3</text:a></text:p>
          <text:p text:style-name="P17"><text:a xlink:type="simple" xlink:href="#__RefHeading___Toc212_1631650761" text:style-name="Index_20_Link" text:visited-style-name="Index_20_Link">Performance tests<text:tab/>3</text:a></text:p>
        </text:index-body>
      </text:table-of-content>
      <text:p text:style-name="Text_20_body"/>
      <text:h text:style-name="P13" text:outline-level="1"/>
      <text:h text:style-name="P16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14" text:outline-level="1"><text:bookmark-start text:name="__RefHeading___Toc97_1780184291"/>Testing arrangements<text:bookmark-end text:name="__RefHeading___Toc97_1780184291"/></text:h>
      <text:p text:style-name="P4">Unit testing is done with CUnit framework and gradle.</text:p>
      <text:p text:style-name="P4">High<text:span text:style-name="T8">er</text:span>-level tests are implemented <text:span text:style-name="T8">as a</text:span> shell script.</text:p>
      <text:h text:style-name="P15" text:outline-level="1"><text:bookmark-start text:name="__RefHeading___Toc99_1780184291"/>Test cases<text:bookmark-end text:name="__RefHeading___Toc99_1780184291"/></text:h>
      <text:h text:style-name="Heading_20_2" text:outline-level="2"><text:bookmark-start text:name="__RefHeading___Toc198_1631650761"/>Unit tests<text:bookmark-end text:name="__RefHeading___Toc198_1631650761"/></text:h>
      <text:h text:style-name="Heading_20_3" text:outline-level="3"><text:bookmark-start text:name="__RefHeading___Toc104_1592691439"/>AES_makeword<text:bookmark-end text:name="__RefHeading___Toc104_1592691439"/></text:h>
      <text:p text:style-name="P6">The <text:s/>makeword test case is: 0x01, 0x02, 0x03, 0x04 → 0x01020304.</text:p>
      <text:h text:style-name="Heading_20_3" text:outline-level="3"><text:bookmark-start text:name="__RefHeading___Toc301_2091130347"/>AES_RotWord, <text:span text:style-name="T5">AES_SubWord</text:span><text:bookmark-end text:name="__RefHeading___Toc301_2091130347"/></text:h>
      <text:p text:style-name="P7">The RotWord and SubWord test cases were extracted from the standard, pp. 27, first line of the table.</text:p>
      <text:h text:style-name="Heading_20_3" text:outline-level="3"><text:bookmark-start text:name="__RefHeading___Toc221_1080944564"/><text:span text:style-name="T4">AES_</text:span>Key<text:span text:style-name="T5">Expansion</text:span><text:bookmark-end text:name="__RefHeading___Toc221_1080944564"/></text:h>
      <text:p text:style-name="P5">The three Key Schedule test cases were obtained from <text:span text:style-name="T3">Sam Trenholme's web site</text:span> <text:a xlink:type="simple" xlink:href="http://www.samiam.org/key-schedule.html" text:style-name="Internet_20_link" text:visited-style-name="Visited_20_Internet_20_Link">http://www.samiam.org/key-schedule.html</text:a> .</text:p>
      <text:p text:style-name="P5">Selected test cases were the following:</text:p>
      <text:list xml:id="list5164038008048496556" text:style-name="L1">
        <text:list-item>
          <text:p text:style-name="P21">A key with all bits zero.</text:p>
        </text:list-item>
        <text:list-item>
          <text:p text:style-name="P21">A key with all bits one.</text:p>
        </text:list-item>
        <text:list-item>
          <text:p text:style-name="P21">A key with all bytes different.</text:p>
        </text:list-item>
      </text:list>
      <text:h text:style-name="Heading_20_3" text:outline-level="3"><text:bookmark-start text:name="__RefHeading___Toc739_1394101026"/>AES_AddRoundKey, <text:span text:style-name="T6">AES_SubBytes, AES_ShiftRows, AES_MixColumns</text:span><text:bookmark-end text:name="__RefHeading___Toc739_1394101026"/></text:h>
      <text:p text:style-name="P8">Test case<text:span text:style-name="T6">s</text:span> w<text:span text:style-name="T6">ere</text:span> taken from the standard, pp. 33, first <text:span text:style-name="T6">possible </text:span>case<text:span text:style-name="T6">s</text:span>.</text:p>
      <text:h text:style-name="Heading_20_3" text:outline-level="3"><text:bookmark-start text:name="__RefHeading___Toc158_546598042"/>AES_Inv*<text:bookmark-end text:name="__RefHeading___Toc158_546598042"/></text:h>
      <text:p text:style-name="P9">Test cases were generated from standard version test cases by inverting input and output.</text:p>
      <text:h text:style-name="Heading_20_3" text:outline-level="3"><text:bookmark-start text:name="__RefHeading___Toc160_546598042"/>AES_encrypt, AES_decrypt<text:bookmark-end text:name="__RefHeading___Toc160_546598042"/></text:h>
      <text:p text:style-name="P9">Test cases were taken from the standard, pp. 35-</text:p>
      <text:h text:style-name="Heading_20_2" text:outline-level="2"><text:bookmark-start text:name="__RefHeading___Toc200_1631650761"/><text:soft-page-break/>Integration tests<text:bookmark-end text:name="__RefHeading___Toc200_1631650761"/></text:h>
      <text:h text:style-name="Heading_20_2" text:outline-level="2"><text:bookmark-start text:name="__RefHeading___Toc202_1631650761"/>Performance tests<text:bookmark-end text:name="__RefHeading___Toc202_1631650761"/></text:h>
      <text:h text:style-name="Heading_20_1" text:outline-level="1"><text:bookmark-start text:name="__RefHeading___Toc272_751058595"/>How to repeat tests<text:bookmark-end text:name="__RefHeading___Toc272_751058595"/></text:h>
      <text:h text:style-name="Heading_20_2" text:outline-level="2"><text:bookmark-start text:name="__RefHeading___Toc162_546598042"/>Unit tests<text:bookmark-end text:name="__RefHeading___Toc162_546598042"/></text:h>
      <text:p text:style-name="P10">The static libcunit.a must be linked to directory libs/ in the project root for tests to run.</text:p>
      <text:p text:style-name="P7">Say </text:p>
      <text:p text:style-name="Code">cradle build</text:p>
      <text:p text:style-name="P7">from the command line.</text:p>
      <text:h text:style-name="Heading_20_2" text:outline-level="2"><text:bookmark-start text:name="__RefHeading___Toc204_1631650761"/>Integration tests<text:bookmark-end text:name="__RefHeading___Toc204_1631650761"/></text:h>
      <text:p text:style-name="P22">Integration tests are located on directory tests/.</text:p>
      <text:h text:style-name="Heading_20_2" text:outline-level="2"><text:bookmark-start text:name="__RefHeading___Toc206_1631650761"/>Performance tests<text:bookmark-end text:name="__RefHeading___Toc206_1631650761"/></text:h>
      <text:p text:style-name="P22">Performance tests are located on directory tests/.</text:p>
      <text:h text:style-name="P14" text:outline-level="1"><text:bookmark-start text:name="__RefHeading___Toc103_1780184291"/>Test results<text:bookmark-end text:name="__RefHeading___Toc103_1780184291"/></text:h>
      <text:h text:style-name="Heading_20_2" text:outline-level="2"><text:bookmark-start text:name="__RefHeading___Toc208_1631650761"/>Unit tests<text:bookmark-end text:name="__RefHeading___Toc208_1631650761"/></text:h>
      <text:p text:style-name="P9">Unit tests – passed <text:span text:style-name="T7">on both development machine (Mac OS X) and melkki (Ubuntu Linux)</text:span>.</text:p>
      <text:h text:style-name="P18" text:outline-level="2"><text:bookmark-start text:name="__RefHeading___Toc210_1631650761"/>Integration tests<text:bookmark-end text:name="__RefHeading___Toc210_1631650761"/></text:h>
      <text:h text:style-name="Heading_20_2" text:outline-level="2"><text:bookmark-start text:name="__RefHeading___Toc212_1631650761"/>Performance tests<text:bookmark-end text:name="__RefHeading___Toc212_1631650761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Liberation Mono" fo:font-family="'Liberation Mono'" style:font-style-name="Regular" style:font-family-generic="modern" style:font-pitch="variable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11T13:15:20.924289000</dc:date>
    <dc:creator>Riku Kalinen</dc:creator>
    <meta:editing-duration>PT1H43M36S</meta:editing-duration>
    <meta:editing-cycles>31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63" meta:word-count="297" meta:character-count="1904" meta:non-whitespace-character-count="1669"/>
  </office:meta>
</office:document-meta>
</file>